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1e273" officeooo:paragraph-rsid="0001e273"/>
    </style:style>
    <style:style style:name="P2" style:family="paragraph" style:parent-style-name="Standard">
      <style:text-properties officeooo:rsid="00034c67" officeooo:paragraph-rsid="00034c67"/>
    </style:style>
    <style:style style:name="P3" style:family="paragraph" style:parent-style-name="Standard">
      <style:text-properties officeooo:rsid="00049be9" officeooo:paragraph-rsid="00049be9"/>
    </style:style>
    <style:style style:name="P4" style:family="paragraph" style:parent-style-name="Standard">
      <style:text-properties fo:font-weight="bold" officeooo:rsid="00049be9" officeooo:paragraph-rsid="00049be9" style:font-weight-asian="bold" style:font-weight-complex="bold"/>
    </style:style>
    <style:style style:name="P5" style:family="paragraph" style:parent-style-name="Standard">
      <style:text-properties fo:font-weight="bold" officeooo:rsid="0001e273" officeooo:paragraph-rsid="0001e273" style:font-weight-asian="bold" style:font-weight-complex="bold"/>
    </style:style>
    <style:style style:name="P6" style:family="paragraph" style:parent-style-name="Standard">
      <style:text-properties fo:font-weight="bold" officeooo:rsid="00060deb" officeooo:paragraph-rsid="00060deb" style:font-weight-asian="bold" style:font-weight-complex="bold"/>
    </style:style>
    <style:style style:name="P7" style:family="paragraph" style:parent-style-name="Standard">
      <style:text-properties officeooo:rsid="000697ca" officeooo:paragraph-rsid="000697ca"/>
    </style:style>
    <style:style style:name="P8" style:family="paragraph" style:parent-style-name="Standard">
      <style:text-properties officeooo:rsid="0013c089" officeooo:paragraph-rsid="00171e26"/>
    </style:style>
    <style:style style:name="P9" style:family="paragraph" style:parent-style-name="Standard">
      <style:text-properties officeooo:rsid="001aa343" officeooo:paragraph-rsid="001aa343"/>
    </style:style>
    <style:style style:name="P10" style:family="paragraph" style:parent-style-name="Standard">
      <style:text-properties officeooo:rsid="001c2dc2" officeooo:paragraph-rsid="001c2dc2"/>
    </style:style>
    <style:style style:name="P11" style:family="paragraph" style:parent-style-name="Standard">
      <style:text-properties fo:font-weight="bold" officeooo:rsid="0014618b" officeooo:paragraph-rsid="001f4c4b" style:font-weight-asian="bold" style:font-weight-complex="bold"/>
    </style:style>
    <style:style style:name="P12" style:family="paragraph" style:parent-style-name="Standard">
      <style:text-properties fo:font-weight="bold" officeooo:rsid="0014618b" officeooo:paragraph-rsid="0023da26" style:font-weight-asian="bold" style:font-weight-complex="bold"/>
    </style:style>
    <style:style style:name="P13" style:family="paragraph" style:parent-style-name="Standard">
      <style:text-properties fo:font-weight="bold" officeooo:rsid="001599ba" officeooo:paragraph-rsid="0022799a" style:font-weight-asian="bold" style:font-weight-complex="bold"/>
    </style:style>
    <style:style style:name="P14" style:family="paragraph" style:parent-style-name="Standard">
      <style:text-properties fo:font-weight="bold" officeooo:rsid="00171e26" officeooo:paragraph-rsid="00171e26" style:font-weight-asian="bold" style:font-weight-complex="bold"/>
    </style:style>
    <style:style style:name="P15" style:family="paragraph" style:parent-style-name="Standard">
      <style:text-properties fo:font-weight="bold" officeooo:rsid="001cc00d" officeooo:paragraph-rsid="001cc00d" style:font-weight-asian="bold" style:font-weight-complex="bold"/>
    </style:style>
    <style:style style:name="P16" style:family="paragraph" style:parent-style-name="Standard">
      <style:text-properties fo:font-weight="bold" officeooo:rsid="000ab7fd" officeooo:paragraph-rsid="001cc642" style:font-weight-asian="bold" style:font-weight-complex="bold"/>
    </style:style>
    <style:style style:name="P17" style:family="paragraph" style:parent-style-name="Standard">
      <style:text-properties fo:font-weight="bold" officeooo:rsid="000ab7fd" officeooo:paragraph-rsid="001f4c4b" style:font-weight-asian="bold" style:font-weight-complex="bold"/>
    </style:style>
    <style:style style:name="P18" style:family="paragraph" style:parent-style-name="Standard">
      <style:text-properties fo:font-weight="bold" officeooo:rsid="0019134e" officeooo:paragraph-rsid="001cc642" style:font-weight-asian="bold" style:font-weight-complex="bold"/>
    </style:style>
    <style:style style:name="P19" style:family="paragraph" style:parent-style-name="Standard">
      <style:text-properties fo:font-weight="bold" officeooo:rsid="000c94eb" officeooo:paragraph-rsid="001cc642" style:font-weight-asian="bold" style:font-weight-complex="bold"/>
    </style:style>
    <style:style style:name="P20" style:family="paragraph" style:parent-style-name="Standard">
      <style:text-properties fo:font-weight="bold" officeooo:rsid="0023da26" officeooo:paragraph-rsid="0023da26" style:font-weight-asian="bold" style:font-weight-complex="bold"/>
    </style:style>
    <style:style style:name="P21" style:family="paragraph" style:parent-style-name="Standard">
      <style:text-properties fo:font-weight="bold" officeooo:rsid="0023da26" officeooo:paragraph-rsid="00246bb8" style:font-weight-asian="bold" style:font-weight-complex="bold"/>
    </style:style>
    <style:style style:name="P22" style:family="paragraph" style:parent-style-name="Standard">
      <style:text-properties officeooo:rsid="0001e273" officeooo:paragraph-rsid="001cc00d"/>
    </style:style>
    <style:style style:name="P23" style:family="paragraph" style:parent-style-name="Standard">
      <style:text-properties officeooo:rsid="0001e273" officeooo:paragraph-rsid="0001e273"/>
    </style:style>
    <style:style style:name="P24" style:family="paragraph" style:parent-style-name="Standard">
      <style:text-properties officeooo:rsid="001cc00d" officeooo:paragraph-rsid="001cc00d"/>
    </style:style>
    <style:style style:name="P25" style:family="paragraph" style:parent-style-name="Standard">
      <style:text-properties officeooo:rsid="000697ca" officeooo:paragraph-rsid="001cc00d"/>
    </style:style>
    <style:style style:name="P26" style:family="paragraph" style:parent-style-name="Standard">
      <style:text-properties officeooo:rsid="000697ca" officeooo:paragraph-rsid="001cc642"/>
    </style:style>
    <style:style style:name="P27" style:family="paragraph" style:parent-style-name="Standard">
      <style:text-properties officeooo:rsid="00049be9" officeooo:paragraph-rsid="001cc00d"/>
    </style:style>
    <style:style style:name="P28" style:family="paragraph" style:parent-style-name="Standard">
      <style:text-properties officeooo:rsid="00049be9" officeooo:paragraph-rsid="001cc642"/>
    </style:style>
    <style:style style:name="P29" style:family="paragraph" style:parent-style-name="Standard">
      <style:text-properties officeooo:rsid="00049be9" officeooo:paragraph-rsid="001e24f1"/>
    </style:style>
    <style:style style:name="P30" style:family="paragraph" style:parent-style-name="Standard">
      <style:text-properties officeooo:rsid="00049be9" officeooo:paragraph-rsid="0022799a"/>
    </style:style>
    <style:style style:name="P31" style:family="paragraph" style:parent-style-name="Standard">
      <style:text-properties officeooo:rsid="00049be9" officeooo:paragraph-rsid="0023da26"/>
    </style:style>
    <style:style style:name="P32" style:family="paragraph" style:parent-style-name="Standard">
      <style:text-properties officeooo:rsid="001cc642" officeooo:paragraph-rsid="001cc642"/>
    </style:style>
    <style:style style:name="P33" style:family="paragraph" style:parent-style-name="Standard">
      <style:text-properties officeooo:rsid="0009c8b4" officeooo:paragraph-rsid="0009c8b4"/>
    </style:style>
    <style:style style:name="P34" style:family="paragraph" style:parent-style-name="Standard">
      <style:text-properties officeooo:rsid="0019134e" officeooo:paragraph-rsid="001cc642"/>
    </style:style>
    <style:style style:name="P35" style:family="paragraph" style:parent-style-name="Standard">
      <style:text-properties officeooo:rsid="0019134e" officeooo:paragraph-rsid="001f4c4b"/>
    </style:style>
    <style:style style:name="P36" style:family="paragraph" style:parent-style-name="Standard">
      <style:text-properties officeooo:rsid="0019134e" officeooo:paragraph-rsid="0022799a"/>
    </style:style>
    <style:style style:name="P37" style:family="paragraph" style:parent-style-name="Standard">
      <style:text-properties officeooo:rsid="0019134e" officeooo:paragraph-rsid="0023da26"/>
    </style:style>
    <style:style style:name="P38" style:family="paragraph" style:parent-style-name="Standard">
      <style:text-properties officeooo:rsid="000c94eb" officeooo:paragraph-rsid="001cc642"/>
    </style:style>
    <style:style style:name="P39" style:family="paragraph" style:parent-style-name="Standard">
      <style:text-properties officeooo:rsid="000c94eb" officeooo:paragraph-rsid="001f4c4b"/>
    </style:style>
    <style:style style:name="P40" style:family="paragraph" style:parent-style-name="Standard">
      <style:text-properties officeooo:rsid="000c94eb" officeooo:paragraph-rsid="00171e26"/>
    </style:style>
    <style:style style:name="P41" style:family="paragraph" style:parent-style-name="Standard">
      <style:text-properties officeooo:rsid="001aa343" officeooo:paragraph-rsid="001aa343"/>
    </style:style>
    <style:style style:name="P42" style:family="paragraph" style:parent-style-name="Standard">
      <style:text-properties officeooo:rsid="001aa343" officeooo:paragraph-rsid="00200235"/>
    </style:style>
    <style:style style:name="P43" style:family="paragraph" style:parent-style-name="Standard">
      <style:text-properties officeooo:rsid="001e24f1" officeooo:paragraph-rsid="001aa343"/>
    </style:style>
    <style:style style:name="P44" style:family="paragraph" style:parent-style-name="Standard">
      <style:text-properties officeooo:rsid="001c2dc2" officeooo:paragraph-rsid="001e24f1"/>
    </style:style>
    <style:style style:name="P45" style:family="paragraph" style:parent-style-name="Standard">
      <style:text-properties officeooo:rsid="0013c089" officeooo:paragraph-rsid="001f4c4b"/>
    </style:style>
    <style:style style:name="P46" style:family="paragraph" style:parent-style-name="Standard">
      <style:text-properties officeooo:rsid="0013c089" officeooo:paragraph-rsid="00200235"/>
    </style:style>
    <style:style style:name="P47" style:family="paragraph" style:parent-style-name="Standard">
      <style:text-properties officeooo:rsid="0013c089" officeooo:paragraph-rsid="0022799a"/>
    </style:style>
    <style:style style:name="P48" style:family="paragraph" style:parent-style-name="Standard">
      <style:text-properties officeooo:rsid="0013c089" officeooo:paragraph-rsid="0023da26"/>
    </style:style>
    <style:style style:name="P49" style:family="paragraph" style:parent-style-name="Standard">
      <style:text-properties officeooo:rsid="0013c089" officeooo:paragraph-rsid="00246bb8"/>
    </style:style>
    <style:style style:name="P50" style:family="paragraph" style:parent-style-name="Standard">
      <style:text-properties officeooo:rsid="00192aea" officeooo:paragraph-rsid="0022799a"/>
    </style:style>
    <style:style style:name="P51" style:family="paragraph" style:parent-style-name="Standard">
      <style:text-properties officeooo:rsid="00192aea" officeooo:paragraph-rsid="0023da26"/>
    </style:style>
    <style:style style:name="P52" style:family="paragraph" style:parent-style-name="Standard">
      <style:text-properties officeooo:rsid="00190efc" officeooo:paragraph-rsid="001f4c4b"/>
    </style:style>
    <style:style style:name="P53" style:family="paragraph" style:parent-style-name="Standard">
      <style:text-properties officeooo:rsid="00190efc" officeooo:paragraph-rsid="00200235"/>
    </style:style>
    <style:style style:name="P54" style:family="paragraph" style:parent-style-name="Standard">
      <style:text-properties officeooo:rsid="00200235" officeooo:paragraph-rsid="00200235"/>
    </style:style>
    <style:style style:name="P55" style:family="paragraph" style:parent-style-name="Standard">
      <style:text-properties officeooo:rsid="0023da26" officeooo:paragraph-rsid="0023da26"/>
    </style:style>
    <style:style style:name="P56" style:family="paragraph" style:parent-style-name="Standard">
      <style:text-properties officeooo:rsid="00246bb8" officeooo:paragraph-rsid="00246bb8"/>
    </style:style>
    <style:style style:name="P57" style:family="paragraph" style:parent-style-name="Standard">
      <style:text-properties fo:font-weight="normal" officeooo:rsid="00246bb8" officeooo:paragraph-rsid="00246bb8"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8c879"/>
    </style:style>
    <style:style style:name="T3" style:family="text">
      <style:text-properties officeooo:rsid="00114886"/>
    </style:style>
    <style:style style:name="T4" style:family="text">
      <style:text-properties officeooo:rsid="0013c089"/>
    </style:style>
    <style:style style:name="T5" style:family="text">
      <style:text-properties officeooo:rsid="001cc00d"/>
    </style:style>
    <style:style style:name="T6" style:family="text">
      <style:text-properties fo:font-weight="normal" style:font-weight-asian="normal" style:font-weight-complex="normal"/>
    </style:style>
    <style:style style:name="T7" style:family="text">
      <style:text-properties fo:font-weight="normal" officeooo:rsid="001cc642" style:font-weight-asian="normal" style:font-weight-complex="normal"/>
    </style:style>
    <style:style style:name="T8" style:family="text">
      <style:text-properties fo:font-weight="normal" officeooo:rsid="00049be9" style:font-weight-asian="normal" style:font-weight-complex="normal"/>
    </style:style>
    <style:style style:name="T9" style:family="text">
      <style:text-properties officeooo:rsid="001cc642"/>
    </style:style>
    <style:style style:name="T10" style:family="text">
      <style:text-properties officeooo:rsid="001e24f1"/>
    </style:style>
    <style:style style:name="T11" style:family="text">
      <style:text-properties officeooo:rsid="001f4c4b"/>
    </style:style>
    <style:style style:name="T12" style:family="text">
      <style:text-properties officeooo:rsid="00200235"/>
    </style:style>
    <style:style style:name="T13" style:family="text">
      <style:text-properties officeooo:rsid="001aa343"/>
    </style:style>
    <style:style style:name="T14" style:family="text">
      <style:text-properties officeooo:rsid="0022799a"/>
    </style:style>
    <style:style style:name="T15" style:family="text">
      <style:text-properties officeooo:rsid="0023da26"/>
    </style:style>
    <style:style style:name="T16" style:family="text">
      <style:text-properties officeooo:rsid="00049b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PSC 501 Assignment 4</text:p>
      <text:p text:style-name="P15">Walter Joubert</text:p>
      <text:p text:style-name="P15">10081472</text:p>
      <text:p text:style-name="P1"/>
      <text:p text:style-name="P1">All tests run against the same input files:</text:p>
      <text:p text:style-name="P1"><text:span text:style-name="T1">Dry</text:span>: <text:span text:style-name="T5">Sitar</text:span>.wav</text:p>
      <text:p text:style-name="P22"><text:span text:style-name="T1">Impulse</text:span>: <text:span text:style-name="T5">l960taj_mahal_deep6.wav</text:span></text:p>
      <text:p text:style-name="P1"/>
      <text:p text:style-name="P1"><text:span text:style-name="T1">Profiling</text:span>: <text:span text:style-name="T5">Done with</text:span> gprof</text:p>
      <text:p text:style-name="P1"/>
      <text:p text:style-name="P15">Regression Testing: <text:span text:style-name="T6">Used audiodiff to check that output were the same for each stage of optimization</text:span></text:p>
      <text:p text:style-name="P1"/>
      <text:p text:style-name="P5">BaseLine Run:</text:p>
      <text:p text:style-name="P22">Timing reported by run: <text:span text:style-name="T5">465.827 seconds</text:span></text:p>
      <text:p text:style-name="P1">Profiling :</text:p>
      <text:p text:style-name="P7">Each sample counts as 0.01 seconds. </text:p>
      <text:p text:style-name="P7"><text:s text:c="2"/>% <text:s text:c="2"/>cumulative <text:s text:c="2"/>self <text:s text:c="13"/>self <text:s text:c="4"/>total <text:s text:c="10"/></text:p>
      <text:p text:style-name="P7"><text:s/>time <text:s text:c="2"/>seconds <text:s text:c="2"/>seconds <text:s text:c="3"/>calls <text:s text:c="2"/>s/call <text:s text:c="3"/>s/call <text:s/>name <text:s text:c="3"/></text:p>
      <text:p text:style-name="P24">100.00 <text:s text:c="3"/>464.39 <text:s text:c="2"/>464.39 <text:s text:c="5"/>1 <text:s text:c="4"/>464.39 <text:s text:c="2"/>464.39 <text:s/>convolve(float*, int, float*, int, float*, int)</text:p>
      <text:p text:style-name="P25"><text:s text:c="2"/><text:span text:style-name="T5"><text:s text:c="2"/>0.00 <text:s text:c="3"/>464.39 <text:s text:c="4"/>0.00 <text:s text:c="7"/>2 <text:s text:c="4"/>0.00 <text:s text:c="6"/>0.00 <text:s/>read_wav(char const*, float*&amp;)</text:span></text:p>
      <text:p text:style-name="P25"><text:s text:c="2"/><text:span text:style-name="T5"><text:s text:c="2"/>0.00 <text:s text:c="3"/>464.39 <text:s text:c="4"/>0.00 <text:s text:c="7"/>1 <text:s text:c="4"/>0.00 <text:s text:c="6"/>0.00 <text:s/>write_wav(char const*, float*&amp;, int)</text:span></text:p>
      <text:p text:style-name="P7"/>
      <text:p text:style-name="P2"/>
      <text:p text:style-name="P4">FFT (Untuned) Run:</text:p>
      <text:p text:style-name="P27">Timing reported by run: <text:span text:style-name="T5">2.85979 seconds</text:span></text:p>
      <text:p text:style-name="P7">Each sample counts as 0.01 seconds. </text:p>
      <text:p text:style-name="P7"><text:s text:c="2"/>% <text:s text:c="2"/>cumulative <text:s text:c="2"/>self <text:s text:c="13"/>self <text:s text:c="4"/>total <text:s text:c="10"/></text:p>
      <text:p text:style-name="P7"><text:s/>time <text:s text:c="2"/>seconds <text:s text:c="2"/>seconds <text:s text:c="3"/>calls <text:s text:c="2"/>s/call <text:s text:c="2"/>s/call <text:s/>name <text:s text:c="3"/></text:p>
      <text:p text:style-name="P32"><text:s/>97.22 <text:s text:c="5"/>2.79 <text:s text:c="4"/>2.79 <text:s text:c="7"/>3 <text:s text:c="4"/>0.93 <text:s text:c="4"/>0.93 <text:s/>four1(double*, int, int)</text:p>
      <text:p text:style-name="P26"><text:s text:c="3"/><text:span text:style-name="T9">2.79 <text:s text:c="5"/>2.87 <text:s text:c="4"/>0.08 <text:s text:c="7"/>1 <text:s text:c="4"/>0.08 <text:s text:c="4"/>2.87 <text:s/>convolve(double*, int, double*, int, double*&amp;, int)</text:span></text:p>
      <text:p text:style-name="P26"><text:s/><text:span text:style-name="T9"><text:s text:c="2"/>0.00 <text:s text:c="5"/>2.87 <text:s text:c="4"/>0.00 <text:s text:c="7"/>2 <text:s text:c="4"/>0.00 <text:s text:c="4"/>0.00 <text:s/>read_wav(char const*, double*&amp;)</text:span></text:p>
      <text:p text:style-name="P26"><text:s/><text:span text:style-name="T9"><text:s text:c="2"/>0.00 <text:s text:c="5"/>2.87 <text:s text:c="4"/>0.00 <text:s text:c="7"/>1 <text:s text:c="4"/>0.00 <text:s text:c="4"/>0.00 <text:s/>write_wav(char const*, double*&amp;, int)</text:span></text:p>
      <text:p text:style-name="P3"/>
      <text:p text:style-name="P32">Majority of time is spent running four1 so must optimizations should be preformed here. The rest of the time is spent in the convolve function therefore some optimization can be preformed here as well. </text:p>
      <text:p text:style-name="P3"/>
      <text:p text:style-name="P33"><text:span text:style-name="T1">Testing each code tuning: </text:span>Verified that change lowered runtime and the output file diffed with an untuned output file is identical <text:span text:style-name="T9">(using audiodiff)</text:span>.</text:p>
      <text:p text:style-name="P3"/>
      <text:p text:style-name="P6">FFT (<text:span text:style-name="T2">Code </text:span>Tuned) Run: </text:p>
      <text:p text:style-name="P16"><text:span text:style-name="T3">1) Strength Reduction</text:span>:</text:p>
      <text:p text:style-name="P34">New:</text:p>
      <text:p text:style-name="P34"><text:tab/>// Load data into x_complex to be used in fft </text:p>
      <text:p text:style-name="P34"><text:tab/>for (int i = 0; i &lt; input_size; i++) </text:p>
      <text:p text:style-name="P34"><text:tab/><text:tab/>x_complex[i + i] = input_signal[i];</text:p>
      <text:p text:style-name="P34"/>
      <text:p text:style-name="P34"><text:tab/>// Load data into h_complex to be used in fft </text:p>
      <text:p text:style-name="P34"><text:tab/>for (int i = 0; i &lt; impulse_size; i++) </text:p>
      <text:p text:style-name="P34"><text:tab/><text:tab/>h_complex[i + i] = impulse_response[i];</text:p>
      <text:p text:style-name="P34"><text:soft-page-break/></text:p>
      <text:p text:style-name="P34">Old:</text:p>
      <text:p text:style-name="P34"><text:tab/>// Load data into x_complex to be used in fft </text:p>
      <text:p text:style-name="P34"><text:tab/>for (int i = 0; i &lt; input_size; i++) </text:p>
      <text:p text:style-name="P34"><text:tab/><text:tab/>x_complex[2 * i] = input_signal[i]; </text:p>
      <text:p text:style-name="P34"/>
      <text:p text:style-name="P34"><text:tab/>// Load data into h_complex to be used in fft </text:p>
      <text:p text:style-name="P34"><text:tab/>for (int i = 0; i &lt; impulse_size; i++) </text:p>
      <text:p text:style-name="P18"><text:tab/><text:tab/><text:span text:style-name="T6">h_complex[2 * i] = impulse_response[i]; </text:span></text:p>
      <text:p text:style-name="P16"/>
      <text:p text:style-name="P28">Timing reported by run: <text:span text:style-name="T9">2.32167 seconds </text:span></text:p>
      <text:p text:style-name="P38">Each sample counts as 0.01 seconds. </text:p>
      <text:p text:style-name="P38"><text:s text:c="2"/>% <text:s text:c="2"/>cumulative <text:s text:c="2"/>self <text:s text:c="13"/>self <text:s text:c="4"/>total <text:s text:c="10"/></text:p>
      <text:p text:style-name="P38"><text:s/>time <text:s text:c="2"/>seconds <text:s text:c="2"/>seconds <text:s text:c="3"/>calls <text:s text:c="2"/>s/call <text:s text:c="2"/>s/call <text:s/>name <text:s text:c="3"/></text:p>
      <text:p text:style-name="P38"><text:s/><text:span text:style-name="T9">96.55 <text:s text:c="5"/>2.24 <text:s text:c="4"/>2.24 <text:s text:c="7"/>3 <text:s text:c="4"/>0.75 <text:s text:c="4"/>0.75 <text:s/>four1(double*, int, int)</text:span></text:p>
      <text:p text:style-name="P38"><text:s text:c="3"/><text:span text:style-name="T9">3.45 <text:s text:c="5"/>2.32 <text:s text:c="4"/>0.08 <text:s text:c="7"/>1 <text:s text:c="4"/>0.08 <text:s text:c="4"/>2.32 <text:s/>convolve(double*, int, double*, int, double*&amp;, int)</text:span> </text:p>
      <text:p text:style-name="P38"><text:s text:c="2"/><text:span text:style-name="T9"><text:s/>0.00 <text:s text:c="5"/>2.32 <text:s text:c="4"/>0.00 <text:s text:c="7"/>2 <text:s text:c="4"/>0.00 <text:s text:c="4"/>0.00 <text:s/>read_wav(char const*, double*&amp;)</text:span> </text:p>
      <text:p text:style-name="P19"><text:span text:style-name="T9"><text:s text:c="3"/></text:span><text:span text:style-name="T7">0.00 <text:s text:c="5"/>2.32 <text:s text:c="4"/>0.00 <text:s text:c="7"/>1 <text:s text:c="4"/>0.00 <text:s text:c="4"/>0.00 <text:s/>write_wav(char const*, double*&amp;, int)</text:span><text:span text:style-name="T6"> </text:span></text:p>
      <text:p text:style-name="P38"/>
      <text:p text:style-name="P14"><text:span text:style-name="T10">2</text:span>) Fusion:</text:p>
      <text:p text:style-name="P9">New:</text:p>
      <text:p text:style-name="P9"><text:tab/>for (int i = 0; i &lt; double_pow2; i+<text:span text:style-name="T10">+</text:span>) </text:p>
      <text:p text:style-name="P9"><text:tab/>{ </text:p>
      <text:p text:style-name="P9"><text:tab/><text:tab/>x_complex[i] = 0.0; </text:p>
      <text:p text:style-name="P9"><text:tab/><text:tab/>h_complex[i] = 0.0; <text:s/></text:p>
      <text:p text:style-name="P9"><text:tab/><text:tab/>y_complex[i] = 0.0; </text:p>
      <text:p text:style-name="P9"><text:tab/>}</text:p>
      <text:p text:style-name="P43"/>
      <text:p text:style-name="P9">Old:</text:p>
      <text:p text:style-name="P10"><text:tab/>for (int i = 0; i &lt; double_pow2; i++) </text:p>
      <text:p text:style-name="P10"><text:tab/><text:tab/>x_complex[i] = 0.0; </text:p>
      <text:p text:style-name="P10"><text:tab/>for (int i = 0; i &lt; double_pow2; i++) </text:p>
      <text:p text:style-name="P10"><text:tab/><text:tab/>h_complex[i] = 0.0; </text:p>
      <text:p text:style-name="P10"><text:tab/>for (int i = 0; i &lt; double_pow2; i++) </text:p>
      <text:p text:style-name="P44"><text:tab/><text:tab/>y_complex[i] = 0.0;</text:p>
      <text:p text:style-name="P44"/>
      <text:p text:style-name="P29">Timing reported by run: <text:span text:style-name="T10">2.12303 seconds</text:span></text:p>
      <text:p text:style-name="P8">Each sample counts as 0.01 seconds. </text:p>
      <text:p text:style-name="P8"><text:s text:c="2"/>% <text:s text:c="2"/>cumulative <text:s text:c="2"/>self <text:s text:c="13"/>self <text:s text:c="4"/>total <text:s text:c="10"/></text:p>
      <text:p text:style-name="P8"><text:s/>time <text:s text:c="2"/>seconds <text:s text:c="2"/>seconds <text:s text:c="3"/>calls <text:s text:c="2"/>s/call <text:s text:c="2"/>s/call <text:s/>name <text:s text:c="3"/></text:p>
      <text:p text:style-name="P45"><text:span text:style-name="T11">97.66 <text:s text:c="5"/>2.08 <text:s text:c="4"/>2.08 <text:s text:c="7"/>3 <text:s text:c="4"/>0.69 <text:s text:c="4"/>0.69 <text:s/>four1(double*, int, int)</text:span></text:p>
      <text:p text:style-name="P45"><text:s text:c="2"/><text:span text:style-name="T11">1.88 <text:s text:c="5"/>2.12 <text:s text:c="4"/>0.04 <text:s text:c="7"/>1 <text:s text:c="4"/>0.04 <text:s text:c="4"/>2.12 <text:s/>convolve(double*, int, double*, int, double*&amp;, int)</text:span></text:p>
      <text:p text:style-name="P45"><text:s text:c="2"/><text:span text:style-name="T11">0.00 <text:s text:c="5"/>2.13 <text:s text:c="4"/>0.00 <text:s text:c="7"/>2 <text:s text:c="4"/>0.00 <text:s text:c="4"/>0.00 <text:s/>read_wav(char const*, double*&amp;)</text:span> </text:p>
      <text:p text:style-name="P45"><text:span text:style-name="T11">0.00 <text:s text:c="5"/>2.13 <text:s text:c="4"/>0.00 <text:s text:c="7"/>1 <text:s text:c="4"/>0.00 <text:s text:c="4"/>0.00 <text:s/>write_wav(char const*, double*&amp;, int)</text:span></text:p>
      <text:p text:style-name="P40"/>
      <text:p text:style-name="P40"/>
      <text:p text:style-name="P40"/>
      <text:p text:style-name="P40"/>
      <text:p text:style-name="P40"/>
      <text:p text:style-name="P17"><text:soft-page-break/><text:span text:style-name="T11">3) </text:span>Partial Unrolling:</text:p>
      <text:p text:style-name="P52">New:</text:p>
      <text:p text:style-name="P54"><text:tab/>for (int i = 0; i &lt; double_pow2 - 2; i+=3)</text:p>
      <text:p text:style-name="P54"><text:tab/>{</text:p>
      <text:p text:style-name="P54"><text:tab/><text:tab/>x_complex[i] = 0.0;</text:p>
      <text:p text:style-name="P54"><text:tab/><text:tab/>x_complex[i + 1] = 0.0;</text:p>
      <text:p text:style-name="P54"><text:tab/><text:tab/>x_complex[i + 2] = 0.0;</text:p>
      <text:p text:style-name="P54"><text:tab/><text:tab/>h_complex[i] = 0.0;</text:p>
      <text:p text:style-name="P54"><text:tab/><text:tab/>h_complex[i + 1] = 0.0;</text:p>
      <text:p text:style-name="P54"><text:tab/><text:tab/>h_complex[i + 2] = 0.0;</text:p>
      <text:p text:style-name="P54"><text:tab/><text:tab/>y_complex[i] = 0.0;</text:p>
      <text:p text:style-name="P54"><text:tab/><text:tab/>y_complex[i + 1] = 0.0;</text:p>
      <text:p text:style-name="P54"><text:tab/><text:tab/>y_complex[i + 2] = 0.0;</text:p>
      <text:p text:style-name="P54"/>
      <text:p text:style-name="P54"><text:tab/><text:tab/>if (i == double_pow2 - 2) {</text:p>
      <text:p text:style-name="P54"><text:tab/><text:tab/><text:tab/>x_complex[i - 1] = 0.0;</text:p>
      <text:p text:style-name="P54"><text:tab/><text:tab/><text:tab/>x_complex[i - 2] = 0.0;</text:p>
      <text:p text:style-name="P54"><text:tab/><text:tab/><text:tab/>h_complex[i - 1] = 0.0;</text:p>
      <text:p text:style-name="P54"><text:tab/><text:tab/><text:tab/>h_complex[i - 2] = 0.0;</text:p>
      <text:p text:style-name="P54"><text:tab/><text:tab/><text:tab/>y_complex[i - 1] = 0.0;</text:p>
      <text:p text:style-name="P54"><text:tab/><text:tab/><text:tab/>y_complex[i - 2] = 0.0;</text:p>
      <text:p text:style-name="P54"><text:tab/><text:tab/>} else if (i == double_pow2 - 1) {</text:p>
      <text:p text:style-name="P54"><text:tab/><text:tab/><text:tab/>x_complex[i - 1] = 0.0;</text:p>
      <text:p text:style-name="P54"><text:tab/><text:tab/><text:tab/>h_complex[i - 1] = 0.0;</text:p>
      <text:p text:style-name="P54"><text:tab/><text:tab/><text:tab/>y_complex[i - 1] = 0.0;</text:p>
      <text:p text:style-name="P54"><text:tab/><text:tab/>}</text:p>
      <text:p text:style-name="P54"><text:tab/>}</text:p>
      <text:p text:style-name="P52"/>
      <text:p text:style-name="P52">Old:</text:p>
      <text:p text:style-name="P53"><text:tab/><text:span text:style-name="T13">for (int i = 0; i &lt; double_pow2; i++) </text:span></text:p>
      <text:p text:style-name="P42"><text:tab/>{ </text:p>
      <text:p text:style-name="P42"><text:tab/><text:tab/>x_complex[i] = 0.0; </text:p>
      <text:p text:style-name="P42"><text:tab/><text:tab/>h_complex[i] = 0.0; <text:s/></text:p>
      <text:p text:style-name="P42"><text:tab/><text:tab/>y_complex[i] = 0.0; </text:p>
      <text:p text:style-name="P42"><text:tab/>}</text:p>
      <text:p text:style-name="P35"/>
      <text:p text:style-name="P31">Timing reported by run: <text:span text:style-name="T10">2.11303 seconds</text:span></text:p>
      <text:p text:style-name="P45">Each sample counts as 0.01 seconds. </text:p>
      <text:p text:style-name="P45"><text:s text:c="2"/>% <text:s text:c="2"/>cumulative <text:s text:c="2"/>self <text:s text:c="13"/>self <text:s text:c="4"/>total <text:s text:c="10"/></text:p>
      <text:p text:style-name="P45"><text:s/>time <text:s text:c="2"/>seconds <text:s text:c="2"/>seconds <text:s text:c="3"/>calls <text:s text:c="2"/>s/call <text:s text:c="2"/>s/call <text:s/>name <text:s text:c="3"/></text:p>
      <text:p text:style-name="P46"><text:span text:style-name="T12">97.62 <text:s text:c="5"/>2.05 <text:s text:c="4"/>2.05 <text:s text:c="7"/>3 <text:s text:c="4"/>0.68 <text:s text:c="4"/>0.68 <text:s/>four1(double*, int, int)</text:span> </text:p>
      <text:p text:style-name="P46"><text:s text:c="2"/><text:span text:style-name="T12">2.38 <text:s text:c="5"/>2.10 <text:s text:c="4"/>0.05 <text:s text:c="7"/>1 <text:s text:c="4"/>0.05 <text:s text:c="4"/>2.10 <text:s/>convolve(double*, int, double*, int, double*&amp;, int)</text:span></text:p>
      <text:p text:style-name="P46"><text:s text:c="2"/><text:span text:style-name="T12">0.00 <text:s text:c="5"/>2.10 <text:s text:c="4"/>0.00 <text:s text:c="7"/>2 <text:s text:c="4"/>0.00 <text:s text:c="4"/>0.00 <text:s/>read_wav(char const*, double*&amp;)</text:span></text:p>
      <text:p text:style-name="P54"><text:s text:c="2"/>0.00 <text:s text:c="5"/>2.10 <text:s text:c="4"/>0.00 <text:s text:c="7"/>1 <text:s text:c="4"/>0.00 <text:s text:c="4"/>0.00 <text:s/>write_wav(char const*, double*&amp;, int)</text:p>
      <text:p text:style-name="P45"/>
      <text:p text:style-name="P45"/>
      <text:p text:style-name="P11"/>
      <text:p text:style-name="P11"/>
      <text:p text:style-name="P39"/>
      <text:p text:style-name="P13"><text:soft-page-break/>4) Inlined the LOG2 function:</text:p>
      <text:p text:style-name="P50">New:</text:p>
      <text:p text:style-name="P50"><text:tab/>#define LOG2ROUNDEDUP(n) <text:s text:c="15"/>(n) = (log(n)/(<text:span text:style-name="T14">log(2)</text:span>)) + 1;</text:p>
      <text:p text:style-name="P50">Old</text:p>
      <text:p text:style-name="P50"><text:tab/>int pow2 = log2(input_size) + 1;</text:p>
      <text:p text:style-name="P50"/>
      <text:p text:style-name="P31">Timing reported by run: <text:span text:style-name="T10">2.10303 seconds</text:span></text:p>
      <text:p text:style-name="P47">Each sample counts as 0.01 seconds. </text:p>
      <text:p text:style-name="P47"><text:s text:c="2"/>% <text:s text:c="2"/>cumulative <text:s text:c="2"/>self <text:s text:c="13"/>self <text:s text:c="4"/>total <text:s text:c="10"/></text:p>
      <text:p text:style-name="P47"><text:s/>time <text:s text:c="2"/>seconds <text:s text:c="2"/>seconds <text:s text:c="3"/>calls <text:s text:c="2"/>s/call <text:s text:c="2"/>s/call <text:s/>name <text:s text:c="3"/></text:p>
      <text:p text:style-name="P47"><text:span text:style-name="T14">98.12 <text:s text:c="5"/>2.08 <text:s text:c="4"/>2.08 <text:s text:c="7"/>3 <text:s text:c="4"/>0.69 <text:s text:c="4"/>0.69 <text:s/>four1(double*, int, int)</text:span></text:p>
      <text:p text:style-name="P47"><text:span text:style-name="T14"><text:s text:c="2"/>1.89 <text:s text:c="5"/>2.12 <text:s text:c="4"/>0.04 <text:s text:c="7"/>1 <text:s text:c="4"/>0.04 <text:s text:c="4"/>2.12 <text:s/>convolve(double*, int, double*, int, double*&amp;, int)</text:span></text:p>
      <text:p text:style-name="P47"><text:span text:style-name="T14"><text:s text:c="2"/>0.00 <text:s text:c="5"/>2.12 <text:s text:c="4"/>0.00 <text:s text:c="7"/>2 <text:s text:c="4"/>0.00 <text:s text:c="4"/>0.00 <text:s/>read_wav(char const*, double*&amp;)</text:span> </text:p>
      <text:p text:style-name="P47"><text:span text:style-name="T14"><text:s text:c="2"/>0.00 <text:s text:c="5"/>2.12 <text:s text:c="4"/>0.00 <text:s text:c="7"/>1 <text:s text:c="4"/>0.00 <text:s text:c="4"/>0.00 <text:s/>write_wav(char const*, double*&amp;, int)</text:span></text:p>
      <text:p text:style-name="P47"/>
      <text:p text:style-name="P12"><text:span text:style-name="T15">5)</text:span> Created constant for <text:span text:style-name="T15">ln</text:span>(2) to avoid <text:span text:style-name="T15">calculations</text:span>:</text:p>
      <text:p text:style-name="P37">New: </text:p>
      <text:p text:style-name="P51"><text:tab/><text:span text:style-name="T15">#define LOG2(n)<text:tab/><text:tab/> (n) = (log(n)/LN_2) + 1; </text:span></text:p>
      <text:p text:style-name="P55"><text:tab/>#define LN_2<text:tab/><text:tab/><text:tab/> 0.69314718056</text:p>
      <text:p text:style-name="P51">Old</text:p>
      <text:p text:style-name="P51"><text:tab/>#define LOG2ROUNDEDUP(n) <text:s text:c="15"/>(n) = (log(n)/(<text:span text:style-name="T14">log(2)</text:span>)) + 1;</text:p>
      <text:p text:style-name="P51"/>
      <text:p text:style-name="P31">Timing reported by run: <text:span text:style-name="T10">2.10203 <text:s/>seconds</text:span></text:p>
      <text:p text:style-name="P48">Each sample counts as 0.01 seconds. </text:p>
      <text:p text:style-name="P48"><text:s text:c="2"/>% <text:s text:c="2"/>cumulative <text:s text:c="2"/>self <text:s text:c="13"/>self <text:s text:c="4"/>total <text:s text:c="10"/></text:p>
      <text:p text:style-name="P48"><text:s/>time <text:s text:c="2"/>seconds <text:s text:c="2"/>seconds <text:s text:c="3"/>calls <text:s text:c="2"/>s/call <text:s text:c="2"/>s/call <text:s/>name <text:s text:c="3"/></text:p>
      <text:p text:style-name="P48"><text:s/><text:span text:style-name="T15">97.63 <text:s text:c="5"/>2.06 <text:s text:c="4"/>2.06 <text:s text:c="7"/>3 <text:s text:c="4"/>0.69 <text:s text:c="4"/>0.69 <text:s/>four1(double*, int, int)</text:span></text:p>
      <text:p text:style-name="P48"><text:span text:style-name="T15"><text:s text:c="2"/>2.37 <text:s text:c="5"/>2.11 <text:s text:c="4"/>0.05 <text:s text:c="7"/>1 <text:s text:c="4"/>0.05 <text:s text:c="4"/>2.11 <text:s/>convolve(double*, int, double*, int, double*&amp;, int)</text:span></text:p>
      <text:p text:style-name="P48"><text:span text:style-name="T15"><text:s text:c="2"/>0.00 <text:s text:c="5"/>2.11 <text:s text:c="4"/>0.00 <text:s text:c="7"/>2 <text:s text:c="4"/>0.00 <text:s text:c="4"/>0.00 <text:s/>read_wav(char const*, double*&amp;)</text:span> </text:p>
      <text:p text:style-name="P48"><text:s text:c="2"/>0.00 <text:s text:c="5"/>2.09 <text:s text:c="4"/>0.00 <text:s text:c="7"/>1 <text:s text:c="4"/>0.00 <text:s text:c="4"/>0.00 <text:s/>write_wav(char const*, double*&amp;, int)</text:p>
      <text:p text:style-name="P47"/>
      <text:p text:style-name="P20">6) Compiler optimization</text:p>
      <text:p text:style-name="P57">Used O2 flag when compiling.</text:p>
      <text:p text:style-name="P20"/>
      <text:p text:style-name="P21"><text:span text:style-name="T8">Timing reported by run: 1.3291 seconds</text:span></text:p>
      <text:p text:style-name="P49">Each sample counts as 0.01 seconds. </text:p>
      <text:p text:style-name="P49"><text:s text:c="2"/>% <text:s text:c="2"/>cumulative <text:s text:c="2"/>self <text:s text:c="13"/>self <text:s text:c="4"/>total <text:s text:c="10"/></text:p>
      <text:p text:style-name="P49"><text:s/>time <text:s text:c="2"/>seconds <text:s text:c="2"/>seconds <text:s text:c="3"/>calls <text:s text:c="2"/>s/call <text:s text:c="2"/>s/call <text:s/>name <text:s text:c="3"/></text:p>
      <text:p text:style-name="P56">97.75 <text:s text:c="5"/>1.30 <text:s text:c="4"/>1.30 <text:s text:c="7"/>3 <text:s text:c="2"/>433.35 <text:s text:c="2"/>433.35 <text:s/>four1(double*, int, int)</text:p>
      <text:p text:style-name="P56"><text:s text:c="2"/>2.26 <text:s text:c="5"/>1.33 <text:s text:c="4"/>0.03 <text:s text:c="28"/>convolve(double*, int, double*, int, double*&amp;, 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33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chu </meta:initial-creator>
    <meta:creation-date>2014-12-05T13:37:33.236989509</meta:creation-date>
    <meta:generator>LibreOffice/5.1.6.2.0$Linux_X86_64 LibreOffice_project/10$Build-2</meta:generator>
    <dc:date>2016-12-09T13:22:09.504208964</dc:date>
    <meta:editing-duration>PT1H41M13S</meta:editing-duration>
    <meta:editing-cycles>35</meta:editing-cycles>
    <meta:document-statistic meta:table-count="0" meta:image-count="0" meta:object-count="0" meta:page-count="4" meta:paragraph-count="151" meta:word-count="943" meta:character-count="6832" meta:non-whitespace-character-count="4668"/>
  </office:meta>
</office:document-meta>
</file>